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a44fc"/>
    </style:style>
    <style:style style:name="P2" style:family="paragraph" style:parent-style-name="Text_20_body">
      <style:text-properties officeooo:paragraph-rsid="000a44fc"/>
    </style:style>
    <style:style style:name="P3" style:family="paragraph" style:parent-style-name="Text_20_body">
      <style:text-properties officeooo:rsid="000d3d9d" officeooo:paragraph-rsid="000d3d9d"/>
    </style:style>
    <style:style style:name="T1" style:family="text">
      <style:text-properties officeooo:rsid="000a44fc"/>
    </style:style>
    <style:style style:name="T2" style:family="text">
      <style:text-properties officeooo:rsid="000ba2bc"/>
    </style:style>
    <style:style style:name="T3" style:family="text">
      <style:text-properties officeooo:rsid="000e85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" text:outline-level="2"><text:bookmark text:name="yui_3_17_2_1_1606838758482_43"/>Tarea 5. Ensamblador</text:h>
      <text:p text:style-name="P2"/>
      <text:p text:style-name="P2"/>
      <text:p text:style-name="P2"/>
      <text:p text:style-name="P2"><text:span text:style-name="T1">1</text:span>. Explica brevemente los siguientes conceptos:</text:p>
      <text:p text:style-name="Text_20_body">- Lenguaje ensamblador</text:p>
      <text:p text:style-name="Text_20_body"><text:span text:style-name="T2">E</text:span>s un lenguaje de programación de bajo nivel. Consiste en un conjunto de mnemónicos que representan instrucciones básicas para los computadores, microprocesadores, microcontroladores y otros circuitos integrados programables. Implementa una representación simbólica de los códigos de máquina binarios y otras constantes necesarias para programar una arquitectura de procesador y constituye la representación más directa del código máquina específico para cada arquitectura legible por un programador</text:p>
      <text:p text:style-name="Text_20_body">- Código máquina</text:p>
      <text:p text:style-name="Text_20_body"><text:span text:style-name="T2">E</text:span>s el sistema de códigos directamente interpretable por un circuito microprogramable, como el microprocesador de una computadora o el microcontrolador de un autómata. Este lenguaje está compuesto por un conjunto de instrucciones que determinan acciones a ser tomadas por la máquina.</text:p>
      <text:p text:style-name="Text_20_body">- Instrucciones de salto</text:p>
      <text:p text:style-name="Text_20_body">Una instrucción que causa un salto puede ser efectiva o no efectiva: si el salto no es efectivo, el flujo de programa no cambia y la siguiente instrucción en ser ejecutada es la inmediatamente posterior en el código; si resulta efectivo, la siguiente instrucción ejecutada será aquella marcada como destino del salto.</text:p>
      <text:p text:style-name="Text_20_body">2. Utilizando el simulador de CPU de 8 bits, explica qué es lo que realiza el siguiente código ensamblador:</text:p>
      <text:p text:style-name="P3"/>
      <text:p text:style-name="Text_20_body"><text:s/>JMP start<text:line-break/>V_A: <text:s/>DB 15 ; Variable A<text:line-break/>V_B: <text:s/>DB 15 ; Variable B</text:p>
      <text:p text:style-name="Text_20_body"><text:bookmark text:name="yui_3_17_2_1_1606838758482_41"/>start:<text:line-break/>MOV A, [V_A] ;<text:line-break/>MOV B, [V_B] ; <text:line-break/>ADD A, B</text:p>
      <text:p text:style-name="Text_20_body">HLT ;</text:p>
      <text:p text:style-name="P3">Se guarda en el registro C un 00(Falso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7:06:36.096811430</meta:creation-date>
    <dc:date>2020-12-01T18:55:51.964634679</dc:date>
    <meta:editing-duration>PT1H39M6S</meta:editing-duration>
    <meta:editing-cycles>3</meta:editing-cycles>
    <meta:generator>LibreOffice/7.0.2.2$Linux_X86_64 LibreOffice_project/00$Build-2</meta:generator>
    <meta:document-statistic meta:table-count="0" meta:image-count="0" meta:object-count="0" meta:page-count="1" meta:paragraph-count="13" meta:word-count="232" meta:character-count="1484" meta:non-whitespace-character-count="1261"/>
  </office:meta>
</office:document-meta>
</file>